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P6" style:family="paragraph" style:parent-style-name="Standard">
      <style:text-properties officeooo:rsid="0019f9d9" officeooo:paragraph-rsid="0019f9d9"/>
    </style:style>
    <style:style style:name="P7" style:family="paragraph" style:parent-style-name="Standard">
      <style:text-properties officeooo:rsid="001be606" officeooo:paragraph-rsid="001be606"/>
    </style:style>
    <style:style style:name="P8" style:family="paragraph" style:parent-style-name="Standard">
      <style:text-properties officeooo:rsid="001c2843" officeooo:paragraph-rsid="001c2843"/>
    </style:style>
    <style:style style:name="P9" style:family="paragraph" style:parent-style-name="Standard">
      <style:text-properties officeooo:rsid="001cf5b3" officeooo:paragraph-rsid="001cf5b3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6">After gemrr send to Github:</text:p>
      <text:p text:style-name="P6">git add *</text:p>
      <text:p text:style-name="P6">git commit -m “HZ”</text:p>
      <text:p text:style-name="P6">git push origin</text:p>
      <text:p text:style-name="P10"/>
      <text:p text:style-name="P7"/>
      <text:p text:style-name="P8">Branch</text:p>
      <text:p text:style-name="P7">Git branch</text:p>
      <text:p text:style-name="P7">echo "ver1" &gt; index.html</text:p>
      <text:p text:style-name="P7">git status</text:p>
      <text:p text:style-name="P7">git add .</text:p>
      <text:p text:style-name="P7">git commit -m "Version 1"</text:p>
      <text:p text:style-name="P7">git branch</text:p>
      <text:p text:style-name="P9">git 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5:42:26.647603892</dc:date>
    <meta:editing-duration>PT3H7M39S</meta:editing-duration>
    <meta:editing-cycles>15</meta:editing-cycles>
    <meta:document-statistic meta:table-count="0" meta:image-count="0" meta:object-count="0" meta:page-count="1" meta:paragraph-count="31" meta:word-count="128" meta:character-count="785" meta:non-whitespace-character-count="675"/>
  </office:meta>
</office:document-meta>
</file>